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2d42b" officeooo:paragraph-rsid="0012d42b"/>
    </style:style>
    <style:style style:name="P3" style:family="paragraph" style:parent-style-name="Standard">
      <style:paragraph-properties fo:text-align="justify" style:justify-single-word="false"/>
      <style:text-properties officeooo:rsid="0014466a" officeooo:paragraph-rsid="0014466a"/>
    </style:style>
    <style:style style:name="P4" style:family="paragraph" style:parent-style-name="Standard">
      <style:paragraph-properties fo:text-align="justify" style:justify-single-word="false"/>
      <style:text-properties style:font-name="Ubuntu Mono" fo:font-size="10pt" officeooo:rsid="0012d42b" officeooo:paragraph-rsid="0012d42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Ubuntu Mono" fo:font-size="10pt" officeooo:rsid="0014466a" officeooo:paragraph-rsid="0014466a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2d42b" officeooo:paragraph-rsid="0012d42b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2d42b" officeooo:paragraph-rsid="0012d42b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12d42b" officeooo:paragraph-rsid="0012d42b"/>
    </style:style>
    <style:style style:name="P9" style:family="paragraph" style:parent-style-name="Standard" style:list-style-name="L4">
      <style:paragraph-properties fo:text-align="justify" style:justify-single-word="false"/>
      <style:text-properties officeooo:rsid="0012d42b" officeooo:paragraph-rsid="0012d42b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12d42b" officeooo:paragraph-rsid="0012d42b"/>
    </style:style>
    <style:style style:name="P11" style:family="paragraph" style:parent-style-name="Standard" style:list-style-name="L4">
      <style:paragraph-properties fo:text-align="justify" style:justify-single-word="false"/>
      <style:text-properties officeooo:rsid="00173b34" officeooo:paragraph-rsid="00173b34"/>
    </style:style>
    <style:style style:name="P12" style:family="paragraph" style:parent-style-name="Standard">
      <style:paragraph-properties fo:text-align="justify" style:justify-single-word="false"/>
      <style:text-properties style:font-name="Ubuntu Mono" fo:font-size="10pt" officeooo:rsid="00173b34" officeooo:paragraph-rsid="00173b3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Ubuntu Mono" fo:font-size="10pt" officeooo:rsid="0014466a" officeooo:paragraph-rsid="0014466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Ubuntu Mono" fo:font-size="10pt" officeooo:rsid="0014466a" officeooo:paragraph-rsid="00173b34" style:font-size-asian="10pt" style:font-size-complex="10pt"/>
    </style:style>
    <style:style style:name="P15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Ubuntu Mono" fo:font-size="10pt" officeooo:rsid="0014466a" officeooo:paragraph-rsid="0014466a" style:font-size-asian="10pt" style:font-size-complex="10pt"/>
    </style:style>
    <style:style style:name="P16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Ubuntu Mono" fo:font-size="10pt" officeooo:rsid="00173b34" officeooo:paragraph-rsid="00173b34" style:font-size-asian="10pt" style:font-size-complex="10pt"/>
    </style:style>
    <style:style style:name="P17" style:family="paragraph" style:parent-style-name="Text_20_body" style:list-style-name="">
      <style:text-properties style:font-name="Lato" fo:font-size="24pt" officeooo:rsid="001579e8" officeooo:paragraph-rsid="001579e8" style:font-size-asian="24pt" style:font-size-complex="24pt"/>
    </style:style>
    <style:style style:name="P18" style:family="paragraph" style:parent-style-name="Text_20_body" style:list-style-name="">
      <style:paragraph-properties fo:text-align="center" style:justify-single-word="false"/>
      <style:text-properties style:font-name="Lato" fo:font-size="24pt" officeooo:rsid="001579e8" officeooo:paragraph-rsid="001579e8" style:font-size-asian="24pt" style:font-size-complex="24pt"/>
    </style:style>
    <style:style style:name="P19" style:family="paragraph" style:parent-style-name="Heading_20_1" style:list-style-name=""/>
    <style:style style:name="P20" style:family="paragraph" style:parent-style-name="Heading_20_1" style:list-style-name="">
      <style:text-properties style:font-name="Lato" fo:font-size="24pt" officeooo:rsid="001579e8" officeooo:paragraph-rsid="001579e8" style:font-size-asian="24pt" style:font-size-complex="24pt"/>
    </style:style>
    <style:style style:name="P21" style:family="paragraph" style:parent-style-name="Heading_20_1" style:list-style-name="">
      <style:paragraph-properties fo:text-align="center" style:justify-single-word="false"/>
      <style:text-properties style:font-name="Lato" fo:font-size="24pt" fo:font-weight="normal" officeooo:rsid="00173b34" officeooo:paragraph-rsid="00173b34" style:font-size-asian="24pt" style:font-weight-asian="normal" style:font-size-complex="24pt" style:font-weight-complex="normal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 fo:break-before="page"/>
    </style:style>
    <style:style style:name="P24" style:family="paragraph" style:parent-style-name="Heading_20_2">
      <style:paragraph-properties fo:text-align="justify" style:justify-single-word="false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T1" style:family="text">
      <style:text-properties officeooo:rsid="0013257f"/>
    </style:style>
    <style:style style:name="T2" style:family="text">
      <style:text-properties officeooo:rsid="0014466a"/>
    </style:style>
    <style:style style:name="T3" style:family="text">
      <style:text-properties officeooo:rsid="00173b34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h text:style-name="P20" text:outline-level="1"/>
      <text:h text:style-name="P20" text:outline-level="1"/>
      <text:h text:style-name="P20" text:outline-level="1"/>
      <text:h text:style-name="P17" text:outline-level="1"/>
      <text:h text:style-name="P21" text:outline-level="1"><text:bookmark-start text:name="__RefHeading___Toc990_1997669070"/>Polygon Space<text:bookmark-end text:name="__RefHeading___Toc990_1997669070"/></text:h>
      <text:h text:style-name="P18" text:outline-level="1"><text:bookmark-start text:name="__RefHeading___Toc992_1997669070"/>Manual Técnico<text:bookmark-end text:name="__RefHeading___Toc992_1997669070"/>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7">indice</text:p>
          </text:index-title>
          <text:p text:style-name="P25"><text:a xlink:type="simple" xlink:href="#__RefHeading___Toc990_1997669070" text:style-name="Index_20_Link" text:visited-style-name="Index_20_Link">Polygon Space<text:tab/>1</text:a></text:p>
          <text:p text:style-name="P25"><text:a xlink:type="simple" xlink:href="#__RefHeading___Toc992_1997669070" text:style-name="Index_20_Link" text:visited-style-name="Index_20_Link">Manual Técnico<text:tab/>1</text:a></text:p>
          <text:p text:style-name="P25"><text:a xlink:type="simple" xlink:href="#__RefHeading___Toc663_1605240461" text:style-name="Index_20_Link" text:visited-style-name="Index_20_Link">Tecnologías:<text:tab/>3</text:a></text:p>
          <text:p text:style-name="P25"><text:a xlink:type="simple" xlink:href="#__RefHeading___Toc665_1605240461" text:style-name="Index_20_Link" text:visited-style-name="Index_20_Link">Bibliotecas:<text:tab/>3</text:a></text:p>
          <text:p text:style-name="P26"><text:a xlink:type="simple" xlink:href="#__RefHeading___Toc667_1605240461" text:style-name="Index_20_Link" text:visited-style-name="Index_20_Link">vis.js<text:tab/>3</text:a></text:p>
          <text:p text:style-name="P25"><text:a xlink:type="simple" xlink:href="#__RefHeading___Toc669_1605240461" text:style-name="Index_20_Link" text:visited-style-name="Index_20_Link">Módulos<text:tab/>3</text:a></text:p>
          <text:p text:style-name="P25"><text:a xlink:type="simple" xlink:href="#__RefHeading___Toc671_1605240461" text:style-name="Index_20_Link" text:visited-style-name="Index_20_Link">Arbol de archivos:<text:tab/>3</text:a></text:p>
          <text:p text:style-name="P25"><text:a xlink:type="simple" xlink:href="#__RefHeading___Toc673_1605240461" text:style-name="Index_20_Link" text:visited-style-name="Index_20_Link">Codigo:<text:tab/>4</text:a></text:p>
          <text:p text:style-name="P25"><text:a xlink:type="simple" xlink:href="#__RefHeading___Toc675_1605240461" text:style-name="Index_20_Link" text:visited-style-name="Index_20_Link">Repositorio git-hub<text:tab/>14</text:a></text:p>
        </text:index-body>
      </text:table-of-content>
      <text:h text:style-name="P19" text:outline-level="1"/>
      <text:h text:style-name="P23" text:outline-level="1"><text:bookmark-start text:name="__RefHeading___Toc663_1605240461"/><text:span text:style-name="T1">Tecnologías</text:span>:<text:bookmark-end text:name="__RefHeading___Toc663_1605240461"/></text:h>
      <text:p text:style-name="P2">Al ser esta una pagina web <text:span text:style-name="T1">exclusivamente</text:span> front-end las <text:span text:style-name="T1">tecnologías</text:span> utilizadas fueron:</text:p>
      <text:list xml:id="list5913638876767443492" text:style-name="L1">
        <text:list-item>
          <text:p text:style-name="P6">Html</text:p>
        </text:list-item>
        <text:list-item>
          <text:p text:style-name="P6">Javascript</text:p>
        </text:list-item>
        <text:list-item>
          <text:p text:style-name="P6">Css</text:p>
        </text:list-item>
      </text:list>
      <text:p text:style-name="P2"/>
      <text:h text:style-name="P22" text:outline-level="1"><text:bookmark-start text:name="__RefHeading___Toc665_1605240461"/>Bibliotecas:<text:bookmark-end text:name="__RefHeading___Toc665_1605240461"/></text:h>
      <text:h text:style-name="P24" text:outline-level="2"><text:bookmark-start text:name="__RefHeading___Toc667_1605240461"/>vis.js <text:bookmark-end text:name="__RefHeading___Toc667_1605240461"/></text:h>
      <text:p text:style-name="P3">Esta completa biblioteca te permite crear grafos dinámicos entre otras muchas cosas. Disponible en: <text:a xlink:type="simple" xlink:href="http://visjs.org/" text:style-name="Internet_20_link" text:visited-style-name="Visited_20_Internet_20_Link">http://visjs.org/</text:a></text:p>
      <text:p text:style-name="P3"/>
      <text:h text:style-name="P22" text:outline-level="1"><text:bookmark-start text:name="__RefHeading___Toc669_1605240461"/>Módulos<text:bookmark-end text:name="__RefHeading___Toc669_1605240461"/></text:h>
      <text:p text:style-name="P2">La aplicación esta desarrollada bajo el modelo vista controlador por lo que se subdivide en tres <text:span text:style-name="T1">módulos</text:span>:</text:p>
      <text:p text:style-name="P2"/>
      <text:list xml:id="list5746584066907700650" text:style-name="L2">
        <text:list-item>
          <text:p text:style-name="P7">ui.js : Encargado de la inte<text:span text:style-name="T1">r</text:span>fa<text:span text:style-name="T1">z</text:span> <text:span text:style-name="T1">gráfica</text:span> del usuario.</text:p>
        </text:list-item>
        <text:list-item>
          <text:p text:style-name="P7"><text:span text:style-name="T1">s</text:span>earch.js: Contiene los algoritmos de <text:span text:style-name="T1">búsqueda</text:span> y el modelado del grafo.</text:p>
        </text:list-item>
        <text:list-item>
          <text:p text:style-name="P7"><text:span text:style-name="T1">s</text:span>im.js: Es el que lleva a cabo la <text:span text:style-name="T1">simulación</text:span> del recorrido.</text:p>
        </text:list-item>
      </text:list>
      <text:p text:style-name="P2"/>
      <text:p text:style-name="P2">ui.js (obtiene el <text:span text:style-name="T1">gráfico</text:span>) → search.js(Procesa y devuelve el recorrido) <text:s/>→ sim.js(ejecuta el ciclo del recorrido) → ui.js (<text:span text:style-name="T1">re-dibuja</text:span> el <text:span text:style-name="T1">gráfico</text:span>).</text:p>
      <text:p text:style-name="P2"/>
      <text:h text:style-name="P22" text:outline-level="1"><text:bookmark-start text:name="__RefHeading___Toc671_1605240461"/>Arbol de archivos:<text:bookmark-end text:name="__RefHeading___Toc671_1605240461"/></text:h>
      <text:p text:style-name="P3"/>
      <text:p text:style-name="P2"><text:span text:style-name="T2">/t</text:span>ree-search</text:p>
      <text:list xml:id="list713235317271867580" text:style-name="L3">
        <text:list-item>
          <text:p text:style-name="P8">index.html</text:p>
        </text:list-item>
      </text:list>
      <text:p text:style-name="P2"><text:tab/>/js</text:p>
      <text:list xml:id="list7272957965916772220" text:style-name="L4">
        <text:list-item>
          <text:p text:style-name="P9"><text:span text:style-name="T3">a</text:span>.js</text:p>
        </text:list-item>
        <text:list-item>
          <text:p text:style-name="P9">search.js</text:p>
        </text:list-item>
        <text:list-item>
          <text:p text:style-name="P9">sim<text:span text:style-name="T3">ulation</text:span>.js</text:p>
        </text:list-item>
        <text:list-item>
          <text:p text:style-name="P11">draw.js</text:p>
        </text:list-item>
        <text:list-item>
          <text:p text:style-name="P11">convexhull.js</text:p>
        </text:list-item>
      </text:list>
      <text:p text:style-name="P2"><text:tab/>/css</text:p>
      <text:list xml:id="list332895409603747901" text:style-name="L5">
        <text:list-item>
          <text:p text:style-name="P10">style.css</text:p>
        </text:list-item>
      </text:list>
      <text:p text:style-name="P2"/>
      <text:h text:style-name="P22" text:outline-level="1"><text:soft-page-break/></text:h>
      <text:h text:style-name="P22" text:outline-level="1"><text:bookmark-start text:name="__RefHeading___Toc673_1605240461"/>Codigo:<text:bookmark-end text:name="__RefHeading___Toc673_1605240461"/></text:h>
      <text:p text:style-name="P3"/>
      <text:p text:style-name="P4">index.html</text:p>
      <text:p text:style-name="P4"/>
      <text:p text:style-name="P12">&lt;!DOCTYPE HTML&gt;</text:p>
      <text:p text:style-name="P12">&lt;!--</text:p>
      <text:p text:style-name="P12">Author: David Ruiz Garcia</text:p>
      <text:p text:style-name="P12">github-repository: https://github.com/</text:p>
      <text:p text:style-name="P12">git-page: https://david195.github.io/</text:p>
      <text:p text:style-name="P12">--&gt;</text:p>
      <text:p text:style-name="P12"/>
      <text:p text:style-name="P12">&lt;html&gt;</text:p>
      <text:p text:style-name="P12">&lt;head&gt;</text:p>
      <text:p text:style-name="P12"><text:s text:c="2"/>&lt;title&gt;*&lt;/title&gt;</text:p>
      <text:p text:style-name="P12"><text:s text:c="2"/>&lt;meta name="author" content="David Ruiz"&gt;</text:p>
      <text:p text:style-name="P12"><text:s text:c="2"/>&lt;meta charset="utf-8"&gt;</text:p>
      <text:p text:style-name="P12"><text:s text:c="2"/>&lt;link rel="stylesheet" type="text/css" href="css/style.css"&gt;</text:p>
      <text:p text:style-name="P12"><text:s text:c="2"/>&lt;script src="js/draw.js"&gt;&lt;/script&gt;</text:p>
      <text:p text:style-name="P12"><text:s text:c="2"/>&lt;script src="js/search.js"&gt;&lt;/script&gt;</text:p>
      <text:p text:style-name="P12"><text:s text:c="2"/>&lt;script src="js/a.js"&gt;&lt;/script&gt;</text:p>
      <text:p text:style-name="P12"><text:s text:c="2"/>&lt;script src="js/simulation.js"&gt;&lt;/script&gt;</text:p>
      <text:p text:style-name="P12"><text:s text:c="2"/>&lt;script src="js/vis.min.js"&gt;&lt;/script&gt;</text:p>
      <text:p text:style-name="P12"/>
      <text:p text:style-name="P12"><text:s text:c="2"/>&lt;script&gt;</text:p>
      <text:p text:style-name="P12"><text:s text:c="4"/>var canvas;</text:p>
      <text:p text:style-name="P12"><text:s text:c="4"/>function init(){</text:p>
      <text:p text:style-name="P12"><text:s text:c="6"/>canvas = new draw_space(document.getElementById('canvas'),600,1000);</text:p>
      <text:p text:style-name="P12"><text:s text:c="6"/>document.getElementById('defaultOpen').click();</text:p>
      <text:p text:style-name="P12"><text:s text:c="4"/>}</text:p>
      <text:p text:style-name="P12"><text:s text:c="4"/>function search(){</text:p>
      <text:p text:style-name="P12"><text:s text:c="6"/>var algoritmo = document.getElementById('opt').value;</text:p>
      <text:p text:style-name="P12"><text:s text:c="6"/>canvas.search(canvas.inode,canvas.gnode,algoritmo,document.getElementById('data'),document.getElementById('search'));</text:p>
      <text:p text:style-name="P12"><text:s text:c="6"/>openCity(event, 'solution');</text:p>
      <text:p text:style-name="P12"><text:s text:c="4"/>}</text:p>
      <text:p text:style-name="P12"><text:s text:c="4"/>function crear_grafo(){</text:p>
      <text:p text:style-name="P12"><text:s text:c="6"/>canvas.vgraph(document.getElementById('graph'));</text:p>
      <text:p text:style-name="P12"><text:s text:c="4"/>}</text:p>
      <text:p text:style-name="P12"><text:s text:c="4"/>function sim(){</text:p>
      <text:p text:style-name="P12"><text:s text:c="6"/>var div = document.getElementById('simulation');</text:p>
      <text:p text:style-name="P12"><text:s text:c="6"/>route = [{x:0,y:0},{x:20,y:20},{x:200,y:100}];</text:p>
      <text:p text:style-name="P12"><text:s text:c="6"/>var s = new boot(5,route,1000,div);</text:p>
      <text:p text:style-name="P12"><text:s text:c="6"/>s.start();</text:p>
      <text:p text:style-name="P12"><text:s text:c="4"/>}</text:p>
      <text:p text:style-name="P12"><text:s text:c="2"/>&lt;/script&gt;</text:p>
      <text:p text:style-name="P12"/>
      <text:p text:style-name="P12">&lt;/head&gt;</text:p>
      <text:p text:style-name="P12"/>
      <text:p text:style-name="P12">&lt;body onload="init()"&gt;</text:p>
      <text:p text:style-name="P12"><text:s text:c="2"/>&lt;div class="tab"&gt;</text:p>
      <text:p text:style-name="P12"><text:s text:c="4"/>&lt;button class="tablinks" id="defaultOpen" onclick="openCity(event, 'draw')"&gt;Areá de edicion&lt;/button&gt;</text:p>
      <text:p text:style-name="P12"><text:s text:c="4"/>&lt;button class="tablinks" onclick="openCity(event, 'solution')"&gt;Árbol solución&lt;/button&gt;</text:p>
      <text:p text:style-name="P12"><text:s text:c="4"/>&lt;button class="tablinks" onclick="openCity(event, 'simulation')"&gt;Simulación&lt;/button&gt;</text:p>
      <text:p text:style-name="P12"><text:s text:c="2"/>&lt;/div&gt;</text:p>
      <text:p text:style-name="P12"><text:s text:c="2"/>&lt;div id="layout"&gt;</text:p>
      <text:p text:style-name="P12"><text:s text:c="4"/>&lt;div id='draw' class="tabcontent"&gt;</text:p>
      <text:p text:style-name="P12"><text:s text:c="6"/>&lt;div id="canvas_buttons"&gt;</text:p>
      <text:p text:style-name="P12"><text:s text:c="8"/>&lt;button onclick="canvas.draw()"&gt;Nuevo Poligono&lt;/button&gt;</text:p>
      <text:p text:style-name="P12"><text:soft-page-break/><text:s text:c="8"/>&lt;button onclick="canvas.set_inode()"&gt;Nodo inicial&lt;/button&gt;</text:p>
      <text:p text:style-name="P12"><text:s text:c="8"/>&lt;button onclick="canvas.set_gnode()"&gt;Nodo Meta&lt;/button&gt;</text:p>
      <text:p text:style-name="P12"><text:s text:c="8"/>&lt;button onclick="canvas.draw_visibles()"&gt;Vertices visibles&lt;/button&gt;</text:p>
      <text:p text:style-name="P12"><text:s text:c="8"/>&lt;button onclick="crear_grafo()"&gt;Crear Grafo&lt;/button&gt;</text:p>
      <text:p text:style-name="P12"><text:s text:c="8"/>Algoritmo:&amp;nbsp&amp;nbsp&amp;nbsp&lt;select id="opt"&gt;</text:p>
      <text:p text:style-name="P12"><text:s text:c="10"/>&lt;option value="a*"&gt;Busqueda A*&lt;/option&gt;</text:p>
      <text:p text:style-name="P12"><text:s text:c="10"/>&lt;option value="avida"&gt;Busqueda Avida&lt;/option&gt;</text:p>
      <text:p text:style-name="P12"><text:s text:c="8"/>&lt;/select&gt;</text:p>
      <text:p text:style-name="P12"><text:s text:c="8"/>&lt;button onclick="search()"&gt;Busqueda&lt;/button&gt;</text:p>
      <text:p text:style-name="P12"><text:s text:c="6"/>&lt;/div&gt;&lt;br&gt;&lt;br&gt;</text:p>
      <text:p text:style-name="P12"><text:s text:c="6"/>&lt;div id="canvas"&gt;&lt;/div&gt;</text:p>
      <text:p text:style-name="P12"><text:s text:c="6"/>&lt;div id="graph"&gt;&lt;/div&gt;</text:p>
      <text:p text:style-name="P12"><text:s text:c="6"/>&lt;div id="graphS"&gt;&lt;/div&gt;</text:p>
      <text:p text:style-name="P12"><text:s text:c="4"/>&lt;/div&gt;</text:p>
      <text:p text:style-name="P12"><text:s text:c="4"/>&lt;div id='solution' class="tabcontent"&gt;</text:p>
      <text:p text:style-name="P12"><text:s text:c="6"/>&lt;div id="search"&gt;&lt;/div&gt;</text:p>
      <text:p text:style-name="P12"><text:s text:c="6"/>&lt;div id="data"&gt;&lt;/div&gt;</text:p>
      <text:p text:style-name="P12"><text:s text:c="4"/>&lt;/div&gt;</text:p>
      <text:p text:style-name="P12"><text:s text:c="4"/>&lt;div id="simulation" class="tabcontent" &gt;</text:p>
      <text:p text:style-name="P12"><text:s text:c="6"/>&lt;button onclick="sim()"&gt;start&lt;/button&gt;</text:p>
      <text:p text:style-name="P12"><text:s text:c="4"/>&lt;/div&gt;</text:p>
      <text:p text:style-name="P12"><text:s text:c="2"/>&lt;/div&gt;</text:p>
      <text:p text:style-name="P12">&lt;/body&gt;</text:p>
      <text:p text:style-name="P12">&lt;/html&gt;</text:p>
      <text:p text:style-name="P15"/>
      <text:p text:style-name="P5"/>
      <text:p text:style-name="P14">/*<text:span text:style-name="T3">convexhull</text:span>.js*/</text:p>
      <text:p text:style-name="P12">(function () {</text:p>
      <text:p text:style-name="P12"><text:s text:c="4"/>'use strict';</text:p>
      <text:p text:style-name="P12"/>
      <text:p text:style-name="P12"><text:s text:c="4"/>function convexHull(points) {</text:p>
      <text:p text:style-name="P12"><text:s text:c="8"/>points.sort(function (a, b) {</text:p>
      <text:p text:style-name="P12"><text:s text:c="12"/>return a.x != b.x ? a.x - b.x : a.y - b.y;</text:p>
      <text:p text:style-name="P12"><text:s text:c="8"/>});</text:p>
      <text:p text:style-name="P12"/>
      <text:p text:style-name="P12"><text:s text:c="8"/>var n = points.length;</text:p>
      <text:p text:style-name="P12"><text:s text:c="8"/>var hull = [];</text:p>
      <text:p text:style-name="P12"/>
      <text:p text:style-name="P12"><text:s text:c="8"/>for (var i = 0; i &lt; 2 * n; i++) {</text:p>
      <text:p text:style-name="P12"><text:s text:c="12"/>var j = i &lt; n ? i : 2 * n - 1 - i;</text:p>
      <text:p text:style-name="P12"><text:s text:c="12"/>while (hull.length &gt;= 2 &amp;&amp; removeMiddle(hull[hull.length - 2], hull[hull.length - 1], points[j]))</text:p>
      <text:p text:style-name="P12"><text:s text:c="16"/>hull.pop();</text:p>
      <text:p text:style-name="P12"><text:s text:c="12"/>hull.push(points[j]);</text:p>
      <text:p text:style-name="P12"><text:s text:c="8"/>}</text:p>
      <text:p text:style-name="P12"/>
      <text:p text:style-name="P12"><text:s text:c="8"/>hull.pop();</text:p>
      <text:p text:style-name="P12"><text:s text:c="8"/>return hull;</text:p>
      <text:p text:style-name="P12"><text:s text:c="4"/>}</text:p>
      <text:p text:style-name="P12"/>
      <text:p text:style-name="P12"><text:s text:c="4"/>function removeMiddle(a, b, c) {</text:p>
      <text:p text:style-name="P12"><text:s text:c="8"/>var cross = (a.x - b.x) * (c.y - b.y) - (a.y - b.y) * (c.x - b.x);</text:p>
      <text:p text:style-name="P12"><text:s text:c="8"/>var dot = (a.x - b.x) * (c.x - b.x) + (a.y - b.y) * (c.y - b.y);</text:p>
      <text:p text:style-name="P12"><text:s text:c="8"/>return cross &lt; 0 || cross == 0 &amp;&amp; dot &lt;= 0;</text:p>
      <text:p text:style-name="P12"><text:s text:c="4"/>}</text:p>
      <text:p text:style-name="P12"/>
      <text:p text:style-name="P12"><text:s text:c="4"/>// export as AMD module / Node module / browser or worker variable</text:p>
      <text:p text:style-name="P12"><text:s text:c="4"/>if (typeof define === 'function' &amp;&amp; define.amd) define(function () { return convexHull; });</text:p>
      <text:p text:style-name="P12"><text:s text:c="4"/>else if (typeof module !== 'undefined') module.exports = convexHull;</text:p>
      <text:p text:style-name="P12"><text:s text:c="4"/>else if (typeof self !== 'undefined') self.convexHull = convexHull;</text:p>
      <text:p text:style-name="P12"><text:s text:c="4"/>else window.convexHull = convexHull;</text:p>
      <text:p text:style-name="P16">})();</text:p>
      <text:p text:style-name="P12"/>
      <text:p text:style-name="P5"/>
      <text:p text:style-name="P5"><text:soft-page-break/>/*<text:span text:style-name="T3">a</text:span>.js*/</text:p>
      <text:p text:style-name="P12">var type="a*";</text:p>
      <text:p text:style-name="P12">var h;</text:p>
      <text:p text:style-name="P12"/>
      <text:p text:style-name="P12">function avida(ei,ef,data,callback){</text:p>
      <text:p text:style-name="P12"><text:s text:c="2"/>type = "avida";</text:p>
      <text:p text:style-name="P12"><text:s text:c="2"/>a(ei,ef,data,callback);</text:p>
      <text:p text:style-name="P12">}</text:p>
      <text:p text:style-name="P12"/>
      <text:p text:style-name="P12">function a(ei,ef,data,callback){</text:p>
      <text:p text:style-name="P12"><text:s text:c="2"/>h = heuristic(ef,data);</text:p>
      <text:p text:style-name="P12"><text:s text:c="2"/>var html_list = '&lt;hr&gt;Lista de nodos&lt;br&gt;&lt;br&gt;';</text:p>
      <text:p text:style-name="P12"><text:s text:c="2"/>var cont = 0;</text:p>
      <text:p text:style-name="P12"><text:s text:c="2"/>var nodes = [];</text:p>
      <text:p text:style-name="P12"><text:s text:c="2"/>var edges = [];</text:p>
      <text:p text:style-name="P12"><text:s text:c="2"/>var list = [];</text:p>
      <text:p text:style-name="P12"><text:s text:c="2"/>var np=0;</text:p>
      <text:p text:style-name="P12"><text:s text:c="2"/>var n = {id:ei.toString()+"-"+h[ei]+"-"+ei,node:ei,val:h[ei],label:ei,level:0};</text:p>
      <text:p text:style-name="P12"><text:s text:c="2"/>while(n.node!=ef){</text:p>
      <text:p text:style-name="P12"><text:s text:c="4"/>var neighbors = get_neighbors(n,data.edges._data);</text:p>
      <text:p text:style-name="P12"><text:s text:c="4"/>if(neighbors.length !=0){</text:p>
      <text:p text:style-name="P12"><text:s text:c="6"/>for (var i=0;i&lt;neighbors.length;i++){</text:p>
      <text:p text:style-name="P12"><text:s text:c="8"/>var nb = neighbors[i].node;</text:p>
      <text:p text:style-name="P12"><text:s text:c="8"/>if(!is_in(nb,nodes)){</text:p>
      <text:p text:style-name="P12"><text:s text:c="10"/>var v = h[n.node];</text:p>
      <text:p text:style-name="P12"><text:s text:c="10"/>if(type=='a*')</text:p>
      <text:p text:style-name="P12"><text:s text:c="12"/>v += neighbors[i].val-h[n.node];</text:p>
      <text:p text:style-name="P12"><text:s text:c="10"/>var exist = false;</text:p>
      <text:p text:style-name="P12"><text:s text:c="10"/>for (var ind in list) {</text:p>
      <text:p text:style-name="P12"><text:s text:c="12"/>if(nb.toString()+"-"+v+"-"+n.node == list[ind].id){</text:p>
      <text:p text:style-name="P12"><text:s text:c="16"/>exist = true;</text:p>
      <text:p text:style-name="P12"><text:s text:c="16"/>break;</text:p>
      <text:p text:style-name="P12"><text:s text:c="12"/>}</text:p>
      <text:p text:style-name="P12"><text:s text:c="10"/>}</text:p>
      <text:p text:style-name="P12"><text:s text:c="10"/>if(!exist){</text:p>
      <text:p text:style-name="P12"><text:s text:c="12"/>list.push({id:nb.toString()+"-"+v+"-"+n.node,node:nb,val:v,label:nb,level:n.level+1});</text:p>
      <text:p text:style-name="P12"><text:s text:c="12"/>var e = {from:n.id.toString()};</text:p>
      <text:p text:style-name="P12"><text:s text:c="12"/>e.to = nb.toString()+"-"+v+"-"+n.node;</text:p>
      <text:p text:style-name="P12"><text:s text:c="12"/>if(type=='a*')</text:p>
      <text:p text:style-name="P12"><text:s text:c="14"/>e.label = neighbors[i].val-n.val;</text:p>
      <text:p text:style-name="P12"><text:s text:c="12"/>else {</text:p>
      <text:p text:style-name="P12"><text:s text:c="14"/>e.label = neighbors[i].val;</text:p>
      <text:p text:style-name="P12"><text:s text:c="12"/>}</text:p>
      <text:p text:style-name="P12"><text:s text:c="12"/>edges.push(e);</text:p>
      <text:p text:style-name="P12"><text:s text:c="10"/>}</text:p>
      <text:p text:style-name="P12"><text:s text:c="8"/>}</text:p>
      <text:p text:style-name="P12"><text:s text:c="6"/>}</text:p>
      <text:p text:style-name="P12"><text:s text:c="4"/>}</text:p>
      <text:p text:style-name="P12"><text:s text:c="4"/>nodes.push(n);</text:p>
      <text:p text:style-name="P12"><text:s text:c="4"/>list.sort(compare);</text:p>
      <text:p text:style-name="P12"><text:s text:c="4"/>cont++;</text:p>
      <text:p text:style-name="P12"><text:s text:c="4"/>html_list += "interaction: "+cont+"&lt;br&gt;";</text:p>
      <text:p text:style-name="P12"><text:s text:c="4"/>for(var i=list.length-1;i&gt;=0;i--)</text:p>
      <text:p text:style-name="P12"><text:s text:c="6"/>html_list+=list[i].id.replace("-","&lt;sub&gt;")+"&lt;/sub&gt;"+" -&gt; ";</text:p>
      <text:p text:style-name="P12"><text:s text:c="4"/>html_list+='&lt;br&gt;';</text:p>
      <text:p text:style-name="P12"><text:s text:c="4"/>np++;</text:p>
      <text:p text:style-name="P12"><text:s text:c="4"/>n = list.shift();</text:p>
      <text:p text:style-name="P12"><text:s text:c="4"/>if(n==null)</text:p>
      <text:p text:style-name="P12"><text:s text:c="6"/>break;</text:p>
      <text:p text:style-name="P12"><text:s text:c="2"/>}</text:p>
      <text:p text:style-name="P12"><text:s text:c="2"/>nodes.push(n);</text:p>
      <text:p text:style-name="P12"><text:s text:c="2"/>var route=[];</text:p>
      <text:p text:style-name="P12"><text:s text:c="2"/>var cost = 0;</text:p>
      <text:p text:style-name="P12"><text:s text:c="2"/>var nn = nodes[nodes.length-1].id;</text:p>
      <text:p text:style-name="P12"><text:s text:c="2"/>while(nn!=nodes[0].id){</text:p>
      <text:p text:style-name="P12"><text:soft-page-break/><text:s text:c="4"/>for(var i=0;i&lt;edges.length;i++){</text:p>
      <text:p text:style-name="P12"><text:s text:c="6"/>if(edges[i].to == nn){</text:p>
      <text:p text:style-name="P12"><text:s text:c="8"/>route.push(nn);</text:p>
      <text:p text:style-name="P12"><text:s text:c="8"/>cost+= parseInt(edges[i].label);</text:p>
      <text:p text:style-name="P12"><text:s text:c="8"/>nn=edges[i].from;</text:p>
      <text:p text:style-name="P12"><text:s text:c="6"/>}</text:p>
      <text:p text:style-name="P12"><text:s text:c="4"/>}</text:p>
      <text:p text:style-name="P12"><text:s text:c="2"/>}</text:p>
      <text:p text:style-name="P12"><text:s text:c="2"/>route.push(nn);</text:p>
      <text:p text:style-name="P12"><text:s text:c="2"/>var sol = {route:route,cost:cost,list:html_list,np:np,tree:{nodes:nodes,edges:edges},algorithm:type};</text:p>
      <text:p text:style-name="P12"><text:s text:c="2"/>callback(sol);</text:p>
      <text:p text:style-name="P12"><text:s text:c="2"/>type = "a*";</text:p>
      <text:p text:style-name="P12">}</text:p>
      <text:p text:style-name="P12"/>
      <text:p text:style-name="P12">/***functions***/</text:p>
      <text:p text:style-name="P12"/>
      <text:p text:style-name="P12"/>
      <text:p text:style-name="P12">function heuristic(ef,data){//Returns the heuristic table</text:p>
      <text:p text:style-name="P12"><text:s text:c="2"/>var ht = [];</text:p>
      <text:p text:style-name="P12"><text:s text:c="2"/>var nodes = data.nodes._data;</text:p>
      <text:p text:style-name="P12"><text:s text:c="2"/>for (var i in nodes){</text:p>
      <text:p text:style-name="P12"><text:s text:c="4"/>var hn = distance({x:data.nodes._data[ef].x,y:data.nodes._data[ef].y},{x:nodes[i].x,y:nodes[i].y});</text:p>
      <text:p text:style-name="P12"><text:s text:c="4"/>ht.push(hn);</text:p>
      <text:p text:style-name="P12"><text:s text:c="2"/>}</text:p>
      <text:p text:style-name="P12"><text:s text:c="2"/>return ht;</text:p>
      <text:p text:style-name="P12">}</text:p>
      <text:p text:style-name="P12"/>
      <text:p text:style-name="P12">function get_neighbors(n,edges){</text:p>
      <text:p text:style-name="P12"><text:s text:c="2"/>var nb = [];</text:p>
      <text:p text:style-name="P12"><text:s text:c="2"/>for (var i in edges){</text:p>
      <text:p text:style-name="P12"><text:s text:c="4"/>var g = 0;</text:p>
      <text:p text:style-name="P12"><text:s text:c="4"/>if(type == 'a*')</text:p>
      <text:p text:style-name="P12"><text:s text:c="6"/>g=n.val;</text:p>
      <text:p text:style-name="P12"><text:s text:c="4"/>var nn = {val:g+parseInt(edges[i].label)};</text:p>
      <text:p text:style-name="P12"><text:s text:c="4"/>if(edges[i].from == n.node){</text:p>
      <text:p text:style-name="P12"><text:s text:c="6"/>nn.label = edges[i].to;</text:p>
      <text:p text:style-name="P12"><text:s text:c="6"/>nn.node = edges[i].to;</text:p>
      <text:p text:style-name="P12"><text:s text:c="6"/>nn.id = edges[i].to.toString()+"-"+nn.val.toString()+"-"+n.node;</text:p>
      <text:p text:style-name="P12"><text:s text:c="6"/>nb.push(nn);</text:p>
      <text:p text:style-name="P12"><text:s text:c="4"/>}</text:p>
      <text:p text:style-name="P12"><text:s text:c="4"/>if(edges[i].to == n.node){</text:p>
      <text:p text:style-name="P12"><text:s text:c="6"/>nn.label = edges[i].from;</text:p>
      <text:p text:style-name="P12"><text:s text:c="6"/>nn.node = edges[i].from;</text:p>
      <text:p text:style-name="P12"><text:s text:c="6"/>nn.id = edges[i].from.toString()+"-"+nn.val.toString()+"-"+n.node;</text:p>
      <text:p text:style-name="P12"><text:s text:c="6"/>nb.push(nn);</text:p>
      <text:p text:style-name="P12"><text:s text:c="4"/>}</text:p>
      <text:p text:style-name="P12"><text:s text:c="2"/>}</text:p>
      <text:p text:style-name="P12"><text:s text:c="2"/>return nb;</text:p>
      <text:p text:style-name="P12">}</text:p>
      <text:p text:style-name="P12"/>
      <text:p text:style-name="P12">function compare(a,b) {</text:p>
      <text:p text:style-name="P12"><text:s text:c="2"/>if (a.val &lt; b.val)</text:p>
      <text:p text:style-name="P12"><text:s text:c="4"/>return -1;</text:p>
      <text:p text:style-name="P12"><text:s text:c="2"/>if (a.val &gt; b.val)</text:p>
      <text:p text:style-name="P12"><text:s text:c="4"/>return 1;</text:p>
      <text:p text:style-name="P12"><text:s text:c="2"/>return 0;</text:p>
      <text:p text:style-name="P12">}</text:p>
      <text:p text:style-name="P12"/>
      <text:p text:style-name="P12">function distance(p1,p2){</text:p>
      <text:p text:style-name="P12"><text:s text:c="2"/>return Math.round(Math.sqrt(Math.pow(p2.x-p1.x,2)+Math.pow(p2.y-p1.y,2)));</text:p>
      <text:p text:style-name="P12">}</text:p>
      <text:p text:style-name="P12"/>
      <text:p text:style-name="P12">function is_in(x,l){</text:p>
      <text:p text:style-name="P12"><text:soft-page-break/><text:s text:c="2"/>for(var i=0;i&lt;l.length;i++){</text:p>
      <text:p text:style-name="P12"><text:s text:c="4"/>if(l[i].node==x)</text:p>
      <text:p text:style-name="P12"><text:s text:c="6"/>return true;</text:p>
      <text:p text:style-name="P12"><text:s text:c="2"/>}</text:p>
      <text:p text:style-name="P12"><text:s text:c="2"/>return false;</text:p>
      <text:p text:style-name="P16">}</text:p>
      <text:p text:style-name="P12"/>
      <text:p text:style-name="P14">/*<text:span text:style-name="T3">draw</text:span>.js*/</text:p>
      <text:p text:style-name="P14"/>
      <text:p text:style-name="P12">function openCity(evt, cityName) {</text:p>
      <text:p text:style-name="P12"><text:s text:c="4"/>// Declare all variables</text:p>
      <text:p text:style-name="P12"><text:s text:c="4"/>var i, tabcontent, tablinks;</text:p>
      <text:p text:style-name="P12"/>
      <text:p text:style-name="P12"><text:s text:c="4"/>// Get all elements with class="tabcontent" and hide them</text:p>
      <text:p text:style-name="P12"><text:s text:c="4"/>tabcontent = document.getElementsByClassName("tabcontent");</text:p>
      <text:p text:style-name="P12"><text:s text:c="4"/>for (i = 0; i &lt; tabcontent.length; i++) {</text:p>
      <text:p text:style-name="P12"><text:s text:c="8"/>tabcontent[i].style.display = "none";</text:p>
      <text:p text:style-name="P12"><text:s text:c="4"/>}</text:p>
      <text:p text:style-name="P12"/>
      <text:p text:style-name="P12"><text:s text:c="4"/>// Get all elements with class="tablinks" and remove the class "active"</text:p>
      <text:p text:style-name="P12"><text:s text:c="4"/>tablinks = document.getElementsByClassName("tablinks");</text:p>
      <text:p text:style-name="P12"><text:s text:c="4"/>for (i = 0; i &lt; tablinks.length; i++) {</text:p>
      <text:p text:style-name="P12"><text:s text:c="8"/>tablinks[i].className = tablinks[i].className.replace(" active", "");</text:p>
      <text:p text:style-name="P12"><text:s text:c="4"/>}</text:p>
      <text:p text:style-name="P12"/>
      <text:p text:style-name="P12"><text:s text:c="4"/>// Show the current tab, and add an "active" class to the button that opened the tab</text:p>
      <text:p text:style-name="P12"><text:s text:c="4"/>document.getElementById(cityName).style.display = "block";</text:p>
      <text:p text:style-name="P12"><text:s text:c="4"/>evt.currentTarget.className += " active";</text:p>
      <text:p text:style-name="P12">}</text:p>
      <text:p text:style-name="P12"/>
      <text:p text:style-name="P12">function importScript(nombre) {</text:p>
      <text:p text:style-name="P12"><text:s text:c="4"/>var s = document.createElement("script");</text:p>
      <text:p text:style-name="P12"><text:s text:c="4"/>s.src = nombre;</text:p>
      <text:p text:style-name="P12"><text:s text:c="4"/>document.querySelector("head").appendChild(s);</text:p>
      <text:p text:style-name="P12">}</text:p>
      <text:p text:style-name="P12"/>
      <text:p text:style-name="P12">importScript('js/convexhull.js');</text:p>
      <text:p text:style-name="P12"/>
      <text:p text:style-name="P12">function draw_space(div,height,width){</text:p>
      <text:p text:style-name="P12"/>
      <text:p text:style-name="P12"><text:s text:c="2"/>this.inode = -1;</text:p>
      <text:p text:style-name="P12"><text:s text:c="2"/>this.gnode = -1;</text:p>
      <text:p text:style-name="P12"><text:s text:c="2"/>this.solution = {};</text:p>
      <text:p text:style-name="P12"><text:s text:c="2"/>this.edges = []</text:p>
      <text:p text:style-name="P12"><text:s text:c="2"/>this.nodes = []</text:p>
      <text:p text:style-name="P12"><text:s text:c="2"/>this.drawing = div;</text:p>
      <text:p text:style-name="P12"><text:s text:c="2"/>this.graph = null;</text:p>
      <text:p text:style-name="P12"><text:s text:c="2"/>this.tree = null;</text:p>
      <text:p text:style-name="P12"><text:s text:c="2"/>var scale = 5;</text:p>
      <text:p text:style-name="P12"><text:s text:c="2"/>this.canvas = document.createElement('canvas');</text:p>
      <text:p text:style-name="P12"><text:s text:c="2"/>this.canvas.width = width;</text:p>
      <text:p text:style-name="P12"><text:s text:c="2"/>this.canvas.height = height;</text:p>
      <text:p text:style-name="P12"><text:s text:c="2"/>this.ctx = this.canvas.getContext("2d");</text:p>
      <text:p text:style-name="P12"><text:s text:c="2"/>this.drawing.appendChild(document.createElement('div').appendChild(this.canvas));</text:p>
      <text:p text:style-name="P12"><text:s text:c="2"/>this.polygons = [];</text:p>
      <text:p text:style-name="P12"><text:s text:c="2"/>var polygon = [];</text:p>
      <text:p text:style-name="P12"/>
      <text:p text:style-name="P12"><text:s text:c="2"/>this.canvas.addEventListener('mousedown', function(evt) {</text:p>
      <text:p text:style-name="P12"><text:s text:c="4"/>var rect = this.getBoundingClientRect();</text:p>
      <text:p text:style-name="P12"><text:s text:c="4"/>var x = evt.clientX - rect.left;</text:p>
      <text:p text:style-name="P12"><text:s text:c="4"/>var y = <text:s/>evt.clientY - rect.top;</text:p>
      <text:p text:style-name="P12"><text:s text:c="4"/>var ctx = this.getContext("2d");</text:p>
      <text:p text:style-name="P12"><text:s text:c="4"/>polygon.push({x:x,y:y});</text:p>
      <text:p text:style-name="P12"><text:s text:c="4"/>ctx.beginPath();</text:p>
      <text:p text:style-name="P12"><text:soft-page-break/><text:s text:c="4"/>ctx.arc(x,y,scale/2,0,(Math.PI/180)*360,true);</text:p>
      <text:p text:style-name="P12"><text:s text:c="4"/>ctx.fillStyle = "rgba(0, 0, 200, 0.5)";</text:p>
      <text:p text:style-name="P12"><text:s text:c="4"/>ctx.fill();</text:p>
      <text:p text:style-name="P12"><text:s text:c="2"/>},true);</text:p>
      <text:p text:style-name="P12"/>
      <text:p text:style-name="P12"><text:s text:c="2"/>this.canvas.addEventListener('mousemove', function(evt) {</text:p>
      <text:p text:style-name="P12"><text:s text:c="4"/>var mousePos = getMousePos(this, evt);</text:p>
      <text:p text:style-name="P12"><text:s text:c="4"/>var message = 'x: '+ mousePos.x + ' y:' + mousePos.y;</text:p>
      <text:p text:style-name="P12"><text:s text:c="4"/>writeMessage(this, message);</text:p>
      <text:p text:style-name="P12"><text:s text:c="2"/>}, false);</text:p>
      <text:p text:style-name="P12"/>
      <text:p text:style-name="P12"><text:s text:c="2"/>this.draw = function(){</text:p>
      <text:p text:style-name="P12"><text:s text:c="4"/>var hullPoints = convexHull(polygon);</text:p>
      <text:p text:style-name="P12"><text:s text:c="4"/>var from = hullPoints[0];</text:p>
      <text:p text:style-name="P12"><text:s text:c="4"/>from.id=this.nodes.length;</text:p>
      <text:p text:style-name="P12"><text:s text:c="4"/>var n_init = this.nodes.length;</text:p>
      <text:p text:style-name="P12"><text:s text:c="4"/>var poly = {};</text:p>
      <text:p text:style-name="P12"><text:s text:c="4"/>poly.nodes = [];</text:p>
      <text:p text:style-name="P12"><text:s text:c="4"/>poly.edges = [];</text:p>
      <text:p text:style-name="P12"><text:s text:c="4"/>this.ctx.beginPath();</text:p>
      <text:p text:style-name="P12"><text:s text:c="4"/>this.ctx.moveTo(from.x,from.y);</text:p>
      <text:p text:style-name="P12"><text:s text:c="4"/>var nnode = this.nodes.length+1;</text:p>
      <text:p text:style-name="P12"><text:s text:c="4"/>for(var i=1; i&lt;hullPoints.length;i++){</text:p>
      <text:p text:style-name="P12"><text:s text:c="6"/>poly.nodes.push(from);</text:p>
      <text:p text:style-name="P12"><text:s text:c="6"/>this.nodes.push(from);</text:p>
      <text:p text:style-name="P12"><text:s text:c="6"/>this.ctx.lineTo(hullPoints[i].x,hullPoints[i].y);</text:p>
      <text:p text:style-name="P12"><text:s text:c="6"/>var edge ={};</text:p>
      <text:p text:style-name="P12"><text:s text:c="6"/>edge.value = distance(from,hullPoints[i]);</text:p>
      <text:p text:style-name="P12"><text:s text:c="6"/>edge.from = from;</text:p>
      <text:p text:style-name="P12"><text:s text:c="6"/>edge.to = hullPoints[i];</text:p>
      <text:p text:style-name="P12"><text:s text:c="6"/>poly.edges.push(edge);</text:p>
      <text:p text:style-name="P12"><text:s text:c="6"/>this.edges.push(edge);</text:p>
      <text:p text:style-name="P12"><text:s text:c="6"/>from = hullPoints[i];</text:p>
      <text:p text:style-name="P12"><text:s text:c="6"/>from.id = nnode;</text:p>
      <text:p text:style-name="P12"><text:s text:c="6"/>nnode++;</text:p>
      <text:p text:style-name="P12"><text:s text:c="4"/>}</text:p>
      <text:p text:style-name="P12"><text:s text:c="4"/>var edge ={};</text:p>
      <text:p text:style-name="P12"><text:s text:c="4"/>edge.value = distance(from,hullPoints[0]);</text:p>
      <text:p text:style-name="P12"><text:s text:c="4"/>edge.from = from;</text:p>
      <text:p text:style-name="P12"><text:s text:c="4"/>edge.to = {id:n_init,x:hullPoints[0].x,y:hullPoints[0].y};</text:p>
      <text:p text:style-name="P12"><text:s text:c="4"/>poly.edges.push(edge);</text:p>
      <text:p text:style-name="P12"><text:s text:c="4"/>poly.nodes.push(from);</text:p>
      <text:p text:style-name="P12"><text:s text:c="4"/>this.nodes.push(from);</text:p>
      <text:p text:style-name="P12"><text:s text:c="4"/>this.edges.push(edge);</text:p>
      <text:p text:style-name="P12"><text:s text:c="4"/>this.ctx.closePath();</text:p>
      <text:p text:style-name="P12"><text:s text:c="4"/>var color = color_rand();</text:p>
      <text:p text:style-name="P12"><text:s text:c="4"/>this.ctx.fillStyle = color;</text:p>
      <text:p text:style-name="P12"><text:s text:c="4"/>poly.color = color;</text:p>
      <text:p text:style-name="P12"><text:s text:c="4"/>this.ctx.fill();</text:p>
      <text:p text:style-name="P12"><text:s text:c="4"/>this.polygons.push(poly);</text:p>
      <text:p text:style-name="P12"><text:s text:c="4"/>polygon = [];</text:p>
      <text:p text:style-name="P12"><text:s text:c="2"/>}</text:p>
      <text:p text:style-name="P12"/>
      <text:p text:style-name="P12"><text:s text:c="2"/>this.set_inode = function(){</text:p>
      <text:p text:style-name="P12"><text:s text:c="4"/>if(polygon.length!=1 || this.inode!=-1)</text:p>
      <text:p text:style-name="P12"><text:s text:c="6"/>return;</text:p>
      <text:p text:style-name="P12"><text:s text:c="4"/>polygon[0].id = this.nodes.length;</text:p>
      <text:p text:style-name="P12"><text:s text:c="4"/>this.inode = polygon[0].id;</text:p>
      <text:p text:style-name="P12"><text:s text:c="4"/>this.nodes.push(polygon[0]);</text:p>
      <text:p text:style-name="P12"><text:s text:c="4"/>draw_node(10,polygon[0],'red',this.ctx);</text:p>
      <text:p text:style-name="P12"><text:s text:c="4"/>polygon=[];</text:p>
      <text:p text:style-name="P12"><text:s text:c="2"/>}</text:p>
      <text:p text:style-name="P12"/>
      <text:p text:style-name="P12"><text:s text:c="2"/>this.set_gnode = function(){</text:p>
      <text:p text:style-name="P12"><text:s text:c="4"/>if(polygon.length!=1 || this.gnode!=-1)</text:p>
      <text:p text:style-name="P12"><text:soft-page-break/><text:s text:c="6"/>return;</text:p>
      <text:p text:style-name="P12"><text:s text:c="4"/>var n = 0;</text:p>
      <text:p text:style-name="P12"><text:s text:c="4"/>polygon[0].id = this.nodes.length;</text:p>
      <text:p text:style-name="P12"><text:s text:c="4"/>this.gnode = polygon[0].id;</text:p>
      <text:p text:style-name="P12"><text:s text:c="4"/>this.nodes.push(polygon[0]);</text:p>
      <text:p text:style-name="P12"><text:s text:c="4"/>draw_node(10,polygon[0],'blue',this.ctx);</text:p>
      <text:p text:style-name="P12"><text:s text:c="4"/>polygon=[];</text:p>
      <text:p text:style-name="P12"><text:s text:c="2"/>}</text:p>
      <text:p text:style-name="P12"/>
      <text:p text:style-name="P12"><text:s text:c="2"/>this.draw_visibles = function(){</text:p>
      <text:p text:style-name="P12"><text:s text:c="4"/>for(var i=0;i&lt;this.nodes.length;i++){</text:p>
      <text:p text:style-name="P12"><text:s text:c="6"/>this.visibles(this.nodes[i].id,this.nodes[i].x,this.nodes[i].y);</text:p>
      <text:p text:style-name="P12"><text:s text:c="4"/>}</text:p>
      <text:p text:style-name="P12"><text:s text:c="2"/>}</text:p>
      <text:p text:style-name="P12"/>
      <text:p text:style-name="P12"><text:s text:c="2"/>this.vgraph = function(div){</text:p>
      <text:p text:style-name="P12"><text:s text:c="4"/>/***/</text:p>
      <text:p text:style-name="P12"><text:s text:c="4"/>if(this.inode == -1 || this.gnode==-1)</text:p>
      <text:p text:style-name="P12"><text:s text:c="6"/>return;</text:p>
      <text:p text:style-name="P12"><text:s text:c="4"/>var vnodes = [];</text:p>
      <text:p text:style-name="P12"><text:s text:c="4"/>var vedges = [];</text:p>
      <text:p text:style-name="P12"><text:s text:c="4"/>for(var i=0;i&lt;this.nodes.length;i++){</text:p>
      <text:p text:style-name="P12"><text:s text:c="6"/>var <text:s/>n = {};</text:p>
      <text:p text:style-name="P12"><text:s text:c="6"/>n.id = i;</text:p>
      <text:p text:style-name="P12"><text:s text:c="6"/>n.label = i;</text:p>
      <text:p text:style-name="P12"><text:s text:c="6"/>n.x = this.nodes[i].x;</text:p>
      <text:p text:style-name="P12"><text:s text:c="6"/>n.y = this.nodes[i].y;</text:p>
      <text:p text:style-name="P12"><text:s text:c="6"/>n.color = this.nodes[i].color;</text:p>
      <text:p text:style-name="P12"><text:s text:c="6"/>vnodes.push(n);</text:p>
      <text:p text:style-name="P12"><text:s text:c="4"/>}</text:p>
      <text:p text:style-name="P12"><text:s text:c="4"/>for(var i=0;i&lt;this.edges.length;i++){</text:p>
      <text:p text:style-name="P12"><text:s text:c="6"/>var e = {};</text:p>
      <text:p text:style-name="P12"><text:s text:c="6"/>e.from = this.edges[i].from.id;</text:p>
      <text:p text:style-name="P12"><text:s text:c="6"/>e.to = this.edges[i].to.id;</text:p>
      <text:p text:style-name="P12"><text:s text:c="6"/>e.label = this.edges[i].value;</text:p>
      <text:p text:style-name="P12"><text:s text:c="6"/>vedges.push(e);</text:p>
      <text:p text:style-name="P12"><text:s text:c="4"/>}</text:p>
      <text:p text:style-name="P12"><text:s text:c="4"/>div.style.zIndex = 3;</text:p>
      <text:p text:style-name="P12"><text:s text:c="4"/>this.graph = network(vnodes,vedges,div);</text:p>
      <text:p text:style-name="P12"><text:s text:c="2"/>}</text:p>
      <text:p text:style-name="P12"/>
      <text:p text:style-name="P12"><text:s text:c="2"/>this.visibles = function(id,x,y){</text:p>
      <text:p text:style-name="P12"><text:s text:c="4"/>for(var i=0; i&lt;this.nodes.length;i++){</text:p>
      <text:p text:style-name="P12"><text:s text:c="6"/>n = this.nodes[i];</text:p>
      <text:p text:style-name="P12"><text:s text:c="6"/>if(x==n.x &amp;&amp; y == n.y || same_polygon(id,n.id,this.polygons))</text:p>
      <text:p text:style-name="P12"><text:s text:c="8"/>break;</text:p>
      <text:p text:style-name="P12"><text:s text:c="6"/>var edge = {from:{id:id,x:x,y:y},to:{id:n.id,x:n.x,y:n.y}};</text:p>
      <text:p text:style-name="P12"><text:s text:c="6"/>ni = 0;</text:p>
      <text:p text:style-name="P12"><text:s text:c="6"/>for(var j=0; j&lt;this.polygons.length;j++)</text:p>
      <text:p text:style-name="P12"><text:s text:c="8"/>ni+= instersect(edge,this.polygons[j].edges);</text:p>
      <text:p text:style-name="P12"><text:s text:c="6"/>if(ni==0){</text:p>
      <text:p text:style-name="P12"><text:s text:c="8"/>edge.value = distance(edge.from,edge.to);</text:p>
      <text:p text:style-name="P12"><text:s text:c="8"/>this.ctx.moveTo(x,y);</text:p>
      <text:p text:style-name="P12"><text:s text:c="8"/>this.ctx.lineTo(n.x,n.y);</text:p>
      <text:p text:style-name="P12"><text:s text:c="8"/>this.ctx.lineWidth = 0;</text:p>
      <text:p text:style-name="P12"><text:s text:c="8"/>this.ctx.strokeStyle = "#000";</text:p>
      <text:p text:style-name="P12"><text:s text:c="8"/>this.edges.push(edge);</text:p>
      <text:p text:style-name="P12"><text:s text:c="6"/>}</text:p>
      <text:p text:style-name="P12"><text:s text:c="4"/>}</text:p>
      <text:p text:style-name="P12"><text:s text:c="4"/>this.ctx.stroke();</text:p>
      <text:p text:style-name="P12"><text:s text:c="2"/>}</text:p>
      <text:p text:style-name="P12"/>
      <text:p text:style-name="P12"><text:s text:c="2"/>this.getGraf = function(){</text:p>
      <text:p text:style-name="P12"><text:s text:c="4"/>return this.graph;</text:p>
      <text:p text:style-name="P12"><text:s text:c="2"/>}</text:p>
      <text:p text:style-name="P12"><text:soft-page-break/></text:p>
      <text:p text:style-name="P12"><text:s text:c="2"/>this.search = function(ei,ef,type,data_div,div){</text:p>
      <text:p text:style-name="P12"><text:s text:c="4"/>if(ei==ef)</text:p>
      <text:p text:style-name="P12"><text:s text:c="6"/>return;</text:p>
      <text:p text:style-name="P12"><text:s text:c="4"/>for (i in this.nodes)</text:p>
      <text:p text:style-name="P12"><text:s text:c="6"/>this.nodes[i].color = null;</text:p>
      <text:p text:style-name="P12"><text:s text:c="4"/>var aux_nodes = this.nodes;</text:p>
      <text:p text:style-name="P12"><text:s text:c="4"/>if(type == 'a*'){</text:p>
      <text:p text:style-name="P12"><text:s text:c="4"/>var aux = null;</text:p>
      <text:p text:style-name="P12"><text:s text:c="4"/>if(type == 'a*')</text:p>
      <text:p text:style-name="P12"><text:s text:c="6"/>a(ei,ef,{nodes:this.graph.body.data.nodes,edges:this.graph.body.data.edges},function(sol){</text:p>
      <text:p text:style-name="P12"><text:s text:c="8"/>aux = sol;</text:p>
      <text:p text:style-name="P12"><text:s text:c="8"/>draw_sol(sol,data_div,div);</text:p>
      <text:p text:style-name="P12"><text:s text:c="8"/>for(i in sol.route){</text:p>
      <text:p text:style-name="P12"><text:s text:c="10"/>var ind = parseInt(sol.route[i].split("-")[0]);</text:p>
      <text:p text:style-name="P12"><text:s text:c="10"/>aux_nodes[ind].color = 'red'</text:p>
      <text:p text:style-name="P12"><text:s text:c="8"/>}</text:p>
      <text:p text:style-name="P12"><text:s text:c="6"/>});</text:p>
      <text:p text:style-name="P12"><text:s text:c="4"/>}</text:p>
      <text:p text:style-name="P12"><text:s text:c="4"/>else</text:p>
      <text:p text:style-name="P12"><text:s text:c="6"/>avida(ei,ef,{nodes:this.graph.body.data.nodes,edges:this.graph.body.data.edges},function(sol){</text:p>
      <text:p text:style-name="P12"><text:s text:c="8"/>aux = sol;</text:p>
      <text:p text:style-name="P12"><text:s text:c="8"/>draw_sol(sol,data_div,div);</text:p>
      <text:p text:style-name="P12"><text:s text:c="8"/>for(i in sol.route){</text:p>
      <text:p text:style-name="P12"><text:s text:c="10"/>var ind = parseInt(sol.route[i].split("-")[0]);</text:p>
      <text:p text:style-name="P12"><text:s text:c="10"/>aux_nodes[ind].color = 'red'</text:p>
      <text:p text:style-name="P12"><text:s text:c="8"/>}</text:p>
      <text:p text:style-name="P12"><text:s text:c="6"/>});</text:p>
      <text:p text:style-name="P12"><text:s text:c="4"/>this.canvas.style.opacity = 0.5;</text:p>
      <text:p text:style-name="P12"><text:s text:c="4"/>this.vgraph(this.graph.body.container);</text:p>
      <text:p text:style-name="P12"><text:s text:c="4"/>this.graph.redraw();</text:p>
      <text:p text:style-name="P12"><text:s text:c="2"/>}</text:p>
      <text:p text:style-name="P12"/>
      <text:p text:style-name="P12"><text:s text:c="2"/>this.draw_polygons = function(){</text:p>
      <text:p text:style-name="P12"><text:s text:c="4"/>for(var i=0;i&lt;this.polygons.length;i++){</text:p>
      <text:p text:style-name="P12"><text:s text:c="6"/>var n = this.polygons[i].nodes[0];</text:p>
      <text:p text:style-name="P12"><text:s text:c="6"/>var n0=n;</text:p>
      <text:p text:style-name="P12"><text:s text:c="6"/>var j;</text:p>
      <text:p text:style-name="P12"><text:s text:c="6"/>this.ctx.beginPath();</text:p>
      <text:p text:style-name="P12"><text:s text:c="6"/>this.ctx.moveTo(n.x,n.y);</text:p>
      <text:p text:style-name="P12"><text:s text:c="6"/>for(j=1;j&lt;this.polygons[i].nodes.length;j++){</text:p>
      <text:p text:style-name="P12"><text:s text:c="8"/>this.ctx.lineTo(this.polygons[i].nodes[j].x,this.polygons[i].nodes[j].y);</text:p>
      <text:p text:style-name="P12"><text:s text:c="6"/>}</text:p>
      <text:p text:style-name="P12"><text:s text:c="6"/>this.ctx.closePath();</text:p>
      <text:p text:style-name="P12"><text:s text:c="6"/>var color = color_rand();</text:p>
      <text:p text:style-name="P12"><text:s text:c="6"/>this.ctx.fillStyle = color;</text:p>
      <text:p text:style-name="P12"><text:s text:c="6"/>this.ctx.fill();</text:p>
      <text:p text:style-name="P12"><text:s text:c="4"/>}</text:p>
      <text:p text:style-name="P12"><text:s text:c="2"/>}</text:p>
      <text:p text:style-name="P12"/>
      <text:p text:style-name="P12">}</text:p>
      <text:p text:style-name="P12"/>
      <text:p text:style-name="P12">function draw_sol(sol,data_div,div){</text:p>
      <text:p text:style-name="P12"><text:s text:c="2"/>var html = "&lt;p&gt;Busqueda"+sol.algorithm+"&lt;br&gt;&lt;br&gt;Ruta solución: &lt;br&gt;";</text:p>
      <text:p text:style-name="P12"><text:s text:c="2"/>for(var i=0;i&lt;sol.route.length;i++){</text:p>
      <text:p text:style-name="P12"><text:s text:c="4"/>for(var j=0;j&lt;sol.tree.nodes.length;j++){</text:p>
      <text:p text:style-name="P12"><text:s text:c="6"/>if(sol.tree.nodes[j].id==sol.route[i]){</text:p>
      <text:p text:style-name="P12"><text:s text:c="8"/>html+=sol.route[i].replace("-","&lt;sub&gt;")+"&lt;/sub&gt;"+" -&gt; ";</text:p>
      <text:p text:style-name="P12"><text:s text:c="8"/>sol.tree.nodes[j].color = 'red';</text:p>
      <text:p text:style-name="P12"><text:s text:c="8"/>break;</text:p>
      <text:p text:style-name="P12"><text:s text:c="6"/>}</text:p>
      <text:p text:style-name="P12"><text:s text:c="4"/>}</text:p>
      <text:p text:style-name="P12"><text:s text:c="2"/>}</text:p>
      <text:p text:style-name="P12"><text:s text:c="2"/>html+="&lt;br&gt;Costo de ruta: "+sol.cost+"&lt;br&gt;Pasos realizados: "+sol.np+"&lt;br&gt;"+sol.list+"&lt;/p&gt;";</text:p>
      <text:p text:style-name="P12"><text:soft-page-break/><text:s text:c="2"/>data_div.innerHTML=html;</text:p>
      <text:p text:style-name="P12"><text:s text:c="2"/>var options = {</text:p>
      <text:p text:style-name="P12"><text:s text:c="6"/>layout:{</text:p>
      <text:p text:style-name="P12"><text:s text:c="8"/>hierarchical: {</text:p>
      <text:p text:style-name="P12"><text:s text:c="10"/>enabled : true</text:p>
      <text:p text:style-name="P12"><text:s text:c="8"/>}</text:p>
      <text:p text:style-name="P12"><text:s text:c="6"/>},</text:p>
      <text:p text:style-name="P12"><text:s text:c="2"/>};</text:p>
      <text:p text:style-name="P12"><text:s text:c="2"/>var n = network(sol.tree.nodes,sol.tree.edges,div,options);</text:p>
      <text:p text:style-name="P12">}</text:p>
      <text:p text:style-name="P12"/>
      <text:p text:style-name="P12">function draw_node(r,node,color,ctx){</text:p>
      <text:p text:style-name="P12"><text:s text:c="2"/>ctx.beginPath();</text:p>
      <text:p text:style-name="P12"><text:s text:c="2"/>ctx.arc(node.x,node.y,r,0,(Math.PI/180)*360,true);</text:p>
      <text:p text:style-name="P12"><text:s text:c="2"/>ctx.strokeStyle = color;</text:p>
      <text:p text:style-name="P12"><text:s text:c="2"/>ctx.lineWidth = 0;</text:p>
      <text:p text:style-name="P12"><text:s text:c="2"/>ctx.fillStyle = color;</text:p>
      <text:p text:style-name="P12"><text:s text:c="2"/>ctx.closePath();</text:p>
      <text:p text:style-name="P12"><text:s text:c="2"/>ctx.fill();</text:p>
      <text:p text:style-name="P12">}</text:p>
      <text:p text:style-name="P12"/>
      <text:p text:style-name="P12">/****/</text:p>
      <text:p text:style-name="P12"/>
      <text:p text:style-name="P12">function network(nodes,edges,container,options){</text:p>
      <text:p text:style-name="P12"><text:s text:c="2"/>var data = {</text:p>
      <text:p text:style-name="P12"><text:s text:c="4"/>nodes: new vis.DataSet(nodes),</text:p>
      <text:p text:style-name="P12"><text:s text:c="4"/>edges: new vis.DataSet(edges)</text:p>
      <text:p text:style-name="P12"><text:s text:c="2"/>};</text:p>
      <text:p text:style-name="P12"><text:s text:c="2"/>if(options==null){</text:p>
      <text:p text:style-name="P12"><text:s text:c="4"/>options = {</text:p>
      <text:p text:style-name="P12"><text:s text:c="6"/>autoResize:false,</text:p>
      <text:p text:style-name="P12"><text:s text:c="6"/>interaction:{</text:p>
      <text:p text:style-name="P12"><text:s text:c="8"/>dragNodes:false,</text:p>
      <text:p text:style-name="P12"><text:s text:c="8"/>dragView:false,</text:p>
      <text:p text:style-name="P12"><text:s text:c="8"/>hoverConnectedEdges:false,</text:p>
      <text:p text:style-name="P12"><text:s text:c="8"/>zoomView:false,</text:p>
      <text:p text:style-name="P12"><text:s text:c="6"/>},</text:p>
      <text:p text:style-name="P12"><text:s text:c="6"/>physics:{</text:p>
      <text:p text:style-name="P12"><text:s text:c="8"/>enabled:false</text:p>
      <text:p text:style-name="P12"><text:s text:c="6"/>},</text:p>
      <text:p text:style-name="P12"><text:s text:c="6"/>nodes:{</text:p>
      <text:p text:style-name="P12"><text:s text:c="8"/>shape:'circle',</text:p>
      <text:p text:style-name="P12"><text:s text:c="8"/>size:5</text:p>
      <text:p text:style-name="P12"><text:s text:c="6"/>}</text:p>
      <text:p text:style-name="P12"><text:s text:c="4"/>};</text:p>
      <text:p text:style-name="P12"><text:s text:c="2"/>}</text:p>
      <text:p text:style-name="P12"><text:s text:c="2"/>var s = new vis.Network(container, data, options);</text:p>
      <text:p text:style-name="P12"><text:s text:c="2"/>var x = s.body.container.clientWidth/2;</text:p>
      <text:p text:style-name="P12"><text:s text:c="2"/>var y = s.body.container.clientHeight/2;</text:p>
      <text:p text:style-name="P12"><text:s text:c="2"/>s.moveTo({position:{x:x,y:y}});</text:p>
      <text:p text:style-name="P12"><text:s text:c="2"/>return s;</text:p>
      <text:p text:style-name="P12">}</text:p>
      <text:p text:style-name="P12"/>
      <text:p text:style-name="P12">/******/</text:p>
      <text:p text:style-name="P12">function distance(p1,p2){</text:p>
      <text:p text:style-name="P12"><text:s text:c="2"/>return Math.round(Math.sqrt(Math.pow(p2.x-p1.x,2)+Math.pow(p2.y-p1.y,2)));</text:p>
      <text:p text:style-name="P12">}</text:p>
      <text:p text:style-name="P12"/>
      <text:p text:style-name="P12">function color_rand(){</text:p>
      <text:p text:style-name="P12"><text:s text:c="3"/>var hexadecimal = new Array("0","1","2","3","4","5","6","7","8","9","A","B","C","D","E","F")</text:p>
      <text:p text:style-name="P12"><text:s text:c="3"/>var color = "#";</text:p>
      <text:p text:style-name="P12"><text:s text:c="3"/>for (i=0;i&lt;6;i++){</text:p>
      <text:p text:style-name="P12"><text:s text:c="6"/>posarray = aleatorio(0,hexadecimal.length)</text:p>
      <text:p text:style-name="P12"><text:s text:c="6"/>color += hexadecimal[posarray]</text:p>
      <text:p text:style-name="P12"><text:s text:c="3"/>}</text:p>
      <text:p text:style-name="P12"><text:soft-page-break/><text:s text:c="3"/>return color;</text:p>
      <text:p text:style-name="P12">}</text:p>
      <text:p text:style-name="P12"/>
      <text:p text:style-name="P12">function aleatorio(inferior,superior){</text:p>
      <text:p text:style-name="P12"><text:s text:c="3"/>numPosibilidades = superior - inferior</text:p>
      <text:p text:style-name="P12"><text:s text:c="3"/>aleat = Math.random() * numPosibilidades</text:p>
      <text:p text:style-name="P12"><text:s text:c="3"/>aleat = Math.floor(aleat)</text:p>
      <text:p text:style-name="P12"><text:s text:c="3"/>return parseInt(inferior) + aleat;</text:p>
      <text:p text:style-name="P12">}</text:p>
      <text:p text:style-name="P12"/>
      <text:p text:style-name="P12">function instersect(l1,edges){</text:p>
      <text:p text:style-name="P12"><text:s text:c="2"/>var n_int=0;</text:p>
      <text:p text:style-name="P12"><text:s text:c="2"/>for(var i=0; i&lt;edges.length;i++){</text:p>
      <text:p text:style-name="P12"><text:s text:c="4"/>var l2 = edges[i];</text:p>
      <text:p text:style-name="P12"><text:s text:c="4"/>var p1 = l1.from;</text:p>
      <text:p text:style-name="P12"><text:s text:c="4"/>var p2 = l1.to;</text:p>
      <text:p text:style-name="P12"><text:s text:c="4"/>var p3 = l2.from;</text:p>
      <text:p text:style-name="P12"><text:s text:c="4"/>var p4 = l2.to;</text:p>
      <text:p text:style-name="P12"><text:s text:c="4"/>var lado1 = lado(p1,p2,p3,p4);</text:p>
      <text:p text:style-name="P12"><text:s text:c="4"/>var lado2 = lado(p3,p4,p1,p2);</text:p>
      <text:p text:style-name="P12"><text:s text:c="4"/>if(lado1&lt;0 &amp;&amp; lado2&lt;0)</text:p>
      <text:p text:style-name="P12"><text:s text:c="6"/>n_int++;</text:p>
      <text:p text:style-name="P12"><text:s text:c="2"/>}</text:p>
      <text:p text:style-name="P12"><text:s text:c="2"/>return n_int;</text:p>
      <text:p text:style-name="P12">}</text:p>
      <text:p text:style-name="P12"/>
      <text:p text:style-name="P12">function lado(p1,p2,p3,p4){</text:p>
      <text:p text:style-name="P12"><text:s text:c="2"/>var dx = p2.x -p1.x;</text:p>
      <text:p text:style-name="P12"><text:s text:c="2"/>var dy = p2.y -p1.y;</text:p>
      <text:p text:style-name="P12"><text:s text:c="2"/>var dx1 = p3.x-p1.x;</text:p>
      <text:p text:style-name="P12"><text:s text:c="2"/>var dy1 = p3.y-p1.y;</text:p>
      <text:p text:style-name="P12"><text:s text:c="2"/>var dx2 = p4.x-p2.x;</text:p>
      <text:p text:style-name="P12"><text:s text:c="2"/>var dy2 = p4.y-p2.y;</text:p>
      <text:p text:style-name="P12"><text:s text:c="2"/>var res = (dx*dy1 - dy*dx1) * (dx*dy2 - dy*dx2);</text:p>
      <text:p text:style-name="P12"><text:s text:c="2"/>return res;</text:p>
      <text:p text:style-name="P12">}</text:p>
      <text:p text:style-name="P12"/>
      <text:p text:style-name="P12">function same_polygon(n1,n2,polygons){</text:p>
      <text:p text:style-name="P12"><text:s text:c="2"/>var a = -1;</text:p>
      <text:p text:style-name="P12"><text:s text:c="2"/>var b = -1;</text:p>
      <text:p text:style-name="P12"><text:s text:c="2"/>for(var i=0;i&lt;polygons.length;i++){</text:p>
      <text:p text:style-name="P12"><text:s text:c="4"/>for(var j=0;j&lt;polygons[i].nodes.length;j++){</text:p>
      <text:p text:style-name="P12"><text:s text:c="6"/>if(polygons[i].nodes[j].id == n1)</text:p>
      <text:p text:style-name="P12"><text:s text:c="8"/>a= i;</text:p>
      <text:p text:style-name="P12"><text:s text:c="6"/>if(polygons[i].nodes[j].id == n2)</text:p>
      <text:p text:style-name="P12"><text:s text:c="8"/>b= i;</text:p>
      <text:p text:style-name="P12"><text:s text:c="4"/>}</text:p>
      <text:p text:style-name="P12"><text:s text:c="2"/>}</text:p>
      <text:p text:style-name="P12"><text:s text:c="2"/>if(a!=-1 &amp;&amp; a==b)</text:p>
      <text:p text:style-name="P12"><text:s text:c="4"/>return true;</text:p>
      <text:p text:style-name="P12"><text:s text:c="2"/>return false;</text:p>
      <text:p text:style-name="P12">}</text:p>
      <text:p text:style-name="P12"/>
      <text:p text:style-name="P12">function getMousePos(canvas, evt) {</text:p>
      <text:p text:style-name="P12"><text:s text:c="2"/>var rect = canvas.getBoundingClientRect();</text:p>
      <text:p text:style-name="P12"><text:s text:c="2"/>return {</text:p>
      <text:p text:style-name="P12"><text:s text:c="4"/>x: evt.clientX - rect.left,</text:p>
      <text:p text:style-name="P12"><text:s text:c="4"/>y: evt.clientY - rect.top</text:p>
      <text:p text:style-name="P12"><text:s text:c="2"/>};</text:p>
      <text:p text:style-name="P12">}</text:p>
      <text:p text:style-name="P12"/>
      <text:p text:style-name="P12">function writeMessage(canvas, message) {</text:p>
      <text:p text:style-name="P12"><text:s text:c="2"/>var context = canvas.getContext('2d');</text:p>
      <text:p text:style-name="P12"><text:s text:c="2"/>context.clearRect(0, 0, 85,20);</text:p>
      <text:p text:style-name="P12"><text:s text:c="2"/>context.font = '10pt Calibri';</text:p>
      <text:p text:style-name="P12"><text:soft-page-break/><text:s text:c="2"/>context.fillStyle = 'black';</text:p>
      <text:p text:style-name="P12"><text:s text:c="2"/>context.fillText(message,5,10);</text:p>
      <text:p text:style-name="P12">}</text:p>
      <text:p text:style-name="P12"/>
      <text:h text:style-name="P22" text:outline-level="1"><text:bookmark-start text:name="__RefHeading___Toc675_1605240461"/>Repositorio git-hub<text:bookmark-end text:name="__RefHeading___Toc675_1605240461"/></text:h>
      <text:p text:style-name="P5"><text:a xlink:type="simple" xlink:href="https://github.com/david195/tree-search" text:style-name="Internet_20_link" text:visited-style-name="Visited_20_Internet_20_Link">https://github.com/david195/tree-search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12:19.247348105</meta:creation-date>
    <dc:date>2017-07-02T22:22:25.458110026</dc:date>
    <meta:editing-duration>PT21M18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4" meta:paragraph-count="622" meta:word-count="1680" meta:character-count="17537" meta:non-whitespace-character-count="14037"/>
  </office:meta>
</office:document-meta>
</file>